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221e8" officeooo:paragraph-rsid="000221e8"/>
    </style:style>
    <style:style style:name="P2" style:family="paragraph" style:parent-style-name="Heading_20_2">
      <style:text-properties officeooo:paragraph-rsid="0003767d"/>
    </style:style>
    <style:style style:name="P3" style:family="paragraph" style:parent-style-name="Heading_20_1">
      <style:text-properties officeooo:rsid="000221e8"/>
    </style:style>
    <style:style style:name="P4" style:family="paragraph" style:parent-style-name="Text_20_body" style:list-style-name="L1">
      <style:text-properties officeooo:rsid="000221e8" officeooo:paragraph-rsid="000221e8"/>
    </style:style>
    <style:style style:name="P5" style:family="paragraph" style:parent-style-name="Text_20_body">
      <style:text-properties officeooo:paragraph-rsid="0003767d"/>
    </style:style>
    <style:style style:name="P6" style:family="paragraph" style:parent-style-name="Text_20_body" style:list-style-name="L2">
      <style:text-properties officeooo:paragraph-rsid="0003767d"/>
    </style:style>
    <style:style style:name="P7" style:family="paragraph" style:parent-style-name="Text_20_body">
      <style:text-properties officeooo:paragraph-rsid="00042421"/>
    </style:style>
    <style:style style:name="P8" style:family="paragraph" style:parent-style-name="Text_20_body" style:list-style-name="L1">
      <style:paragraph-properties fo:margin-left="0.9846in" fo:margin-right="0in" fo:text-indent="-0.25in" style:auto-text-indent="false"/>
      <style:text-properties officeooo:rsid="000221e8" officeooo:paragraph-rsid="000221e8"/>
    </style:style>
    <style:style style:name="P9" style:family="paragraph" style:parent-style-name="Text_20_body" style:list-style-name="L1">
      <style:paragraph-properties fo:margin-left="0.9846in" fo:margin-right="0in" fo:text-indent="-0.25in" style:auto-text-indent="false"/>
      <style:text-properties officeooo:rsid="000221e8" officeooo:paragraph-rsid="00034a4e"/>
    </style:style>
    <style:style style:name="P10" style:family="paragraph" style:parent-style-name="Text_20_body" style:list-style-name="L1">
      <style:paragraph-properties fo:margin-left="0.4925in" fo:margin-right="0in" fo:text-indent="-0.25in" style:auto-text-indent="false"/>
      <style:text-properties officeooo:rsid="000221e8" officeooo:paragraph-rsid="00042421"/>
    </style:style>
    <style:style style:name="P11" style:family="paragraph" style:parent-style-name="Text_20_body">
      <style:paragraph-properties fo:margin-left="0.2425in" fo:margin-right="0in" fo:text-indent="0in" style:auto-text-indent="false"/>
      <style:text-properties officeooo:rsid="000221e8" officeooo:paragraph-rsid="000221e8"/>
    </style:style>
    <style:style style:name="P12" style:family="paragraph" style:parent-style-name="Table_20_Contents">
      <style:text-properties style:font-name="Arial" fo:font-size="16.1000003814697pt" officeooo:paragraph-rsid="0005f5a2" style:font-name-asian="DejaVu Sans" style:font-size-asian="16.1000003814697pt" style:font-name-complex="Lohit Hindi" style:font-size-complex="16.1000003814697pt"/>
    </style:style>
    <style:style style:name="T1" style:family="text">
      <style:text-properties officeooo:rsid="00034a4e"/>
    </style:style>
    <style:style style:name="T2" style:family="text">
      <style:text-properties officeooo:rsid="0003767d"/>
    </style:style>
    <style:style style:name="T3" style:family="text">
      <style:text-properties officeooo:rsid="00042421"/>
    </style:style>
    <style:style style:name="T4" style:family="text">
      <style:text-properties officeooo:rsid="0005f5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<text:span text:style-name="T4">Version</text:span></text:p>
          </table:table-cell>
          <table:table-cell table:style-name="Table1.B1" office:value-type="string">
            <text:p text:style-name="P12"><text:span text:style-name="T4">Description</text:span></text:p>
          </table:table-cell>
        </table:table-row>
        <table:table-row>
          <table:table-cell table:style-name="Table1.A2" office:value-type="string">
            <text:p text:style-name="P12"><text:span text:style-name="T4">V1.0</text:span></text:p>
          </table:table-cell>
          <table:table-cell table:style-name="Table1.B2" office:value-type="string">
            <text:p text:style-name="P12"><text:span text:style-name="T4">Initial goals and todos</text:span></text:p>
          </table:table-cell>
        </table:table-row>
      </table:table>
      <text:h text:style-name="P3" text:outline-level="1"/>
      <text:h text:style-name="P3" text:outline-level="1">Fiction Planning</text:h>
      <text:h text:style-name="P1" text:outline-level="2">Todo</text:h>
      <text:list xml:id="list1340846982" text:style-name="L1">
        <text:list-item>
          <text:p text:style-name="P4">Drag/drop sortable event timing list</text:p>
        </text:list-item>
        <text:list-item>
          <text:p text:style-name="P4">Make the site more ajax-available</text:p>
        </text:list-item>
        <text:list-item>
          <text:p text:style-name="P9"><text:span text:style-name="T1">better editing (not just admin availability)</text:span></text:p>
        </text:list-item>
        <text:list-item>
          <text:p text:style-name="P4">Make the site capable of non-javascript performance</text:p>
        </text:list-item>
        <text:list-item>
          <text:p text:style-name="P4">Search</text:p>
        </text:list-item>
        <text:list-item>
          <text:p text:style-name="P8">character</text:p>
        </text:list-item>
        <text:list-item>
          <text:p text:style-name="P8">event</text:p>
        </text:list-item>
        <text:list-item>
          <text:p text:style-name="P8">piece</text:p>
        </text:list-item>
        <text:list-item>
          <text:p text:style-name="P8">place</text:p>
        </text:list-item>
        <text:list-item>
          <text:p text:style-name="P8">time-span?</text:p>
        </text:list-item>
        <text:list-item>
          <text:p text:style-name="P10"><text:span text:style-name="T3">Support events within events (don't want to get recursive)</text:span></text:p>
        </text:list-item>
      </text:list>
      <text:p text:style-name="P11"/>
      <text:h text:style-name="P2" text:outline-level="2"><text:span text:style-name="T2">Future compatibility/pluggability</text:span></text:h>
      <text:p text:style-name="P5"><text:span text:style-name="T2">It would be nice to be able to reference the actual piece(s) in question.</text:span></text:p>
      <text:p text:style-name="P7"><text:span text:style-name="T3">Perhaps, if available, be able to important events (very weak) from the Table Of Contents (TOC).</text:span></text:p>
      <text:list xml:id="list37747736" text:style-name="L2">
        <text:list-item>
          <text:p text:style-name="P6"><text:span text:style-name="T2">google docs</text:span></text:p>
        </text:list-item>
        <text:list-item>
          <text:p text:style-name="P6"><text:span text:style-name="T2">share point</text:span></text:p>
        </text:list-item>
        <text:list-item>
          <text:p text:style-name="P6"><text:span text:style-name="T2">ubuntu one</text:span></text:p>
        </text:list-item>
        <text:list-item>
          <text:p text:style-name="P6"><text:span text:style-name="T2">dropbox</text:span></text:p>
        </text:list-item>
        <text:list-item>
          <text:p text:style-name="P6"><text:span text:style-name="T2">fictionpress</text:span></text:p>
          <text:p text:style-name="P6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eld</meta:initial-creator>
    <meta:creation-date>2012-12-23T15:52:19</meta:creation-date>
    <dc:date>2012-12-23T16:04:01</dc:date>
    <dc:creator>Jason Held</dc:creator>
    <meta:editing-duration>PT7M57S</meta:editing-duration>
    <meta:editing-cycles>5</meta:editing-cycles>
    <meta:generator>LibreOffice/3.6$Linux_X86_64 LibreOffice_project/360m1$Build-2</meta:generator>
    <meta:document-statistic meta:table-count="1" meta:image-count="0" meta:object-count="0" meta:page-count="1" meta:paragraph-count="25" meta:word-count="104" meta:character-count="596" meta:non-whitespace-character-count="533"/>
  </office:meta>
</office:document-meta>
</file>